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Modifier.RoleModifier( RoleDao dao , Role ar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Modifi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Modifier.isNew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Modifier.rename( String ne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leModifier.RoleModifier( RoleDao dao , String applicationNam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Modifier.mod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Modifier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Modifier.isUpdatabl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Modifier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Modifier.ad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leModifier.isUpdateNee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Modifier.removeGrant( String gra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Modifier.getModificationItem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oleModifier.addGrant( String gra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Modifier.getAr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